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432cm" svg:height="0.963cm" svg:x="6.141cm" svg:y="1.635cm">
          <draw:text-box>
            <text:p>Machine Learning Model</text:p>
          </draw:text-box>
        </draw:frame>
        <draw:rect draw:style-name="gr2" draw:text-style-name="P1" xml:id="id1" draw:id="id1" draw:layer="layout" svg:width="3.302cm" svg:height="2.413cm" svg:x="1.762cm" svg:y="3.794cm">
          <text:p text:style-name="P1">2015-2019</text:p>
          <text:p text:style-name="P1">Veteran and</text:p>
          <text:p text:style-name="P1">Population</text:p>
          <text:p text:style-name="P1">Data</text:p>
        </draw:rect>
        <draw:ellipse draw:style-name="gr2" draw:text-style-name="P1" xml:id="id2" draw:id="id2" draw:layer="layout" svg:width="3.048cm" svg:height="1.905cm" svg:x="7.731cm" svg:y="4.048cm">
          <text:p text:style-name="P2"><text:span text:style-name="T1">Database</text:span></text:p>
        </draw:ellipse>
        <draw:connector draw:style-name="gr3" draw:text-style-name="P2" draw:layer="layout" svg:x1="5.064cm" svg:y1="5cm" svg:x2="7.731cm" svg:y2="5cm" draw:start-shape="id1" draw:start-glue-point="1" draw:end-shape="id2" draw:end-glue-point="3" svg:d="M5064 5000h2667">
          <text:p/>
        </draw:connector>
        <draw:rect draw:style-name="gr2" draw:text-style-name="P3" xml:id="id3" draw:id="id3" draw:layer="layout" svg:width="3.302cm" svg:height="2.032cm" svg:x="7.604cm" svg:y="8.112cm">
          <text:p text:style-name="P3">Model Training</text:p>
        </draw:rect>
        <draw:rect draw:style-name="gr2" draw:text-style-name="P3" xml:id="id4" draw:id="id4" draw:layer="layout" svg:width="3.175cm" svg:height="2.032cm" svg:x="7.695cm" svg:y="11.463cm">
          <text:p text:style-name="P3">High Accuracy</text:p>
          <text:p text:style-name="P3">Or Expected</text:p>
          <text:p text:style-name="P3">Outcome?</text:p>
        </draw:rect>
        <draw:connector draw:style-name="gr3" draw:text-style-name="P2" draw:layer="layout" svg:x1="9.255cm" svg:y1="5.953cm" svg:x2="9.255cm" svg:y2="8.112cm" draw:start-shape="id2" draw:start-glue-point="2" draw:end-shape="id3" draw:end-glue-point="0" svg:d="M9255 5953v2159">
          <text:p/>
        </draw:connector>
        <draw:connector draw:style-name="gr3" draw:text-style-name="P2" draw:layer="layout" svg:x1="9.255cm" svg:y1="10.144cm" svg:x2="9.282cm" svg:y2="11.463cm" draw:start-shape="id3" draw:start-glue-point="2" draw:end-shape="id4" draw:end-glue-point="0" svg:d="M9255 10144v660h27v659">
          <text:p/>
        </draw:connector>
        <draw:rect draw:style-name="gr2" draw:text-style-name="P3" xml:id="id5" draw:id="id5" draw:layer="layout" svg:width="3.048cm" svg:height="1.905cm" svg:x="13.954cm" svg:y="11.541cm">
          <text:p text:style-name="P3">Predict</text:p>
          <text:p text:style-name="P3">Projected</text:p>
          <text:p text:style-name="P3">Enlistment</text:p>
        </draw:rect>
        <draw:connector draw:style-name="gr3" draw:text-style-name="P2" draw:layer="layout" svg:x1="10.87cm" svg:y1="12.479cm" svg:x2="13.954cm" svg:y2="12.493cm" draw:start-shape="id4" draw:start-glue-point="1" draw:end-shape="id5" draw:end-glue-point="3" svg:d="M10870 12479h1542v14h1542">
          <text:p/>
        </draw:connector>
        <draw:connector draw:style-name="gr3" draw:text-style-name="P1" draw:layer="layout" svg:x1="7.695cm" svg:y1="12.479cm" svg:x2="7.604cm" svg:y2="9.128cm" draw:start-shape="id4" draw:start-glue-point="3" draw:end-shape="id3" draw:end-glue-point="3" svg:d="M7695 12479h-592v-3351h501">
          <text:p/>
        </draw:connector>
        <draw:frame draw:style-name="gr1" draw:text-style-name="P4" draw:layer="layout" svg:width="1.137cm" svg:height="0.687cm" svg:x="11.541cm" svg:y="11.668cm">
          <draw:text-box>
            <text:p><text:span text:style-name="T1">Yes</text:span></text:p>
          </draw:text-box>
        </draw:frame>
        <draw:frame draw:style-name="gr1" draw:text-style-name="P4" draw:layer="layout" svg:width="0.997cm" svg:height="0.687cm" svg:x="5.699cm" svg:y="10.525cm">
          <draw:text-box>
            <text:p><text:span text:style-name="T1">No</text:span></text:p>
          </draw:text-box>
        </draw:frame>
        <draw:rect draw:style-name="gr2" draw:text-style-name="P1" xml:id="id6" draw:id="id6" draw:layer="layout" svg:width="2.921cm" svg:height="2.159cm" svg:x="14.208cm" svg:y="15.351cm">
          <text:p text:style-name="P2"><text:span text:style-name="T1">Create </text:span></text:p>
          <text:p text:style-name="P2"><text:span text:style-name="T1">Visualization</text:span></text:p>
        </draw:rect>
        <draw:connector draw:style-name="gr3" draw:text-style-name="P2" draw:layer="layout" svg:x1="15.478cm" svg:y1="13.446cm" svg:x2="15.668cm" svg:y2="15.351cm" draw:start-shape="id5" draw:start-glue-point="2" draw:end-shape="id6" draw:end-glue-point="0" svg:d="M15478 13446v953h190v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nald Bingham</meta:initial-creator>
    <meta:creation-date>2022-02-08T20:03:43.07</meta:creation-date>
    <dc:date>2022-02-08T20:23:43.47</dc:date>
    <dc:creator>Ronald Bingham</dc:creator>
    <meta:editing-duration>PT4M45S</meta:editing-duration>
    <meta:editing-cycles>1</meta:editing-cycles>
    <meta:generator>OpenOffice/4.1.11$Win32 OpenOffice.org_project/4111m1$Build-9808</meta:generator>
    <meta:document-statistic meta:object-count="15"/>
  </office:meta>
</office:document-meta>
</file>